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B000000DB4B8A273AA.png" manifest:media-type="image/png"/>
  <manifest:file-entry manifest:full-path="Pictures/100000010000043800000780201901DA.png" manifest:media-type="image/png"/>
  <manifest:file-entry manifest:full-path="Pictures/1000000000000234000002C08453910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617cm" svg:height="15.749cm" svg:x="15cm" svg:y="0.001cm">
          <draw:image xlink:href="Pictures/1000000000000234000002C084539100.jpg" xlink:type="simple" xlink:show="embed" xlink:actuate="onLoad" draw:mime-type="image/jpeg">
            <text:p/>
          </draw:image>
        </draw:frame>
        <draw:frame draw:style-name="gr1" draw:text-style-name="P1" draw:layer="layout" svg:width="8.858cm" svg:height="15.749cm" svg:x="2.5cm" svg:y="0cm">
          <draw:image xlink:href="Pictures/100000010000043800000780201901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2.617cm" svg:height="15.749cm" svg:x="15cm" svg:y="0.001cm">
          <draw:image xlink:href="Pictures/1000000000000234000002C084539100.jpg" xlink:type="simple" xlink:show="embed" xlink:actuate="onLoad" draw:mime-type="image/jpeg">
            <text:p/>
          </draw:image>
        </draw:frame>
        <draw:frame draw:style-name="gr1" draw:text-style-name="P1" draw:layer="layout" svg:width="11.133cm" svg:height="15.749cm" svg:x="2.304cm" svg:y="0.262cm">
          <draw:image xlink:href="Pictures/10000001000009B000000DB4B8A273AA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00:03:40.304400894</meta:creation-date>
    <dc:date>2024-09-27T00:50:31.345089164</dc:date>
    <meta:editing-duration>PT46M52S</meta:editing-duration>
    <meta:editing-cycles>3</meta:editing-cycles>
    <meta:generator>LibreOffice/24.2.5.2$Linux_X86_64 LibreOffice_project/420$Build-2</meta:generator>
    <meta:document-statistic meta:object-count="29"/>
  </office:meta>
</office:document-meta>
</file>